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cm"/>
        </style:tab-stops>
      </style:paragraph-properties>
      <style:text-properties fo:language="fr" fo:country="FR" fo:background-color="transparent" style:language-asian="zxx" style:country-asian="none" style:language-complex="zxx" style:country-complex="none"/>
    </style:style>
    <style:style style:name="P2" style:family="paragraph" style:parent-style-name="Standard">
      <style:paragraph-properties>
        <style:tab-stops>
          <style:tab-stop style:position="0cm"/>
        </style:tab-stops>
      </style:paragraph-properties>
      <style:text-properties style:use-window-font-color="tru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 style:family="paragraph" style:parent-style-name="Standard">
      <style:paragraph-properties fo:text-align="start" style:justify-single-word="false" style:text-autospace="none">
        <style:tab-stops>
          <style:tab-stop style:position="0cm"/>
        </style:tab-stops>
      </style:paragraph-properties>
      <style:text-properties style:use-window-font-color="tru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style:tab-stops>
          <style:tab-stop style:position="0cm"/>
        </style:tab-stops>
      </style:paragraph-properties>
      <style:text-properties style:use-window-font-color="tru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5" style:family="paragraph" style:parent-style-name="Standard">
      <style:paragraph-properties>
        <style:tab-stops>
          <style:tab-stop style:position="0cm"/>
        </style:tab-stops>
      </style:paragraph-properties>
      <style:text-properties style:use-window-font-color="true" style:font-name="Times New Roman" fo:font-size="13pt" fo:language="fr" fo:country="FR" fo:font-style="normal" fo:font-weight="normal" fo:background-color="#66ff0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6" style:family="paragraph" style:parent-style-name="Standard">
      <style:paragraph-properties>
        <style:tab-stops>
          <style:tab-stop style:position="0cm"/>
        </style:tab-stops>
      </style:paragraph-properties>
      <style:text-properties style:use-window-font-color="true" style:font-name="Times New Roman" fo:font-size="13pt" fo:language="fr" fo:country="FR" fo:font-style="normal" fo:background-color="transparent" style:font-name-asian="Times New Roman1" style:font-size-asian="13pt" style:language-asian="zxx" style:country-asian="none" style:font-style-asian="normal" style:font-name-complex="Times New Roman1" style:font-size-complex="13pt" style:language-complex="zxx" style:country-complex="none" style:font-style-complex="normal"/>
    </style:style>
    <style:style style:name="P7"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style:text-underline-style="none"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9" style:family="paragraph" style:parent-style-name="Standard">
      <style:paragraph-properties fo:text-align="start" style:justify-single-word="false" style:text-autospace="none">
        <style:tab-stops>
          <style:tab-stop style:position="0cm"/>
        </style:tab-stops>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0"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1" style:family="paragraph" style:parent-style-name="Standard">
      <style:paragraph-properties fo:text-align="start" style:justify-single-word="false" style:text-autospace="none">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2"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3"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14" style:family="paragraph" style:parent-style-name="Standard">
      <style:paragraph-properties>
        <style:tab-stops>
          <style:tab-stop style:position="0cm"/>
        </style:tab-stops>
      </style:paragraph-properties>
      <style:text-properties style:use-window-font-color="true" style:text-line-through-style="none" style:font-name="Times New Roman" fo:font-size="13pt" fo:language="fr" fo:country="FR" fo:font-style="normal" fo:background-color="transparent" style:font-name-asian="Times New Roman1" style:font-size-asian="13pt" style:language-asian="zxx" style:country-asian="none" style:font-style-asian="normal" style:font-name-complex="Times New Roman1" style:font-size-complex="13pt" style:language-complex="zxx" style:country-complex="none" style:font-style-complex="normal"/>
    </style:style>
    <style:style style:name="P15" style:family="paragraph" style:parent-style-name="Standard">
      <style:paragraph-properties>
        <style:tab-stops>
          <style:tab-stop style:position="0cm"/>
        </style:tab-stops>
      </style:paragraph-properties>
      <style:text-properties style:use-window-font-color="true" style:text-line-through-style="none" style:text-position="0% 100%"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6" style:family="paragraph" style:parent-style-name="Standard">
      <style:paragraph-properties fo:text-align="start" style:justify-single-word="false" style:text-autospace="none">
        <style:tab-stops>
          <style:tab-stop style:position="0cm"/>
        </style:tab-stops>
      </style:paragraph-properties>
      <style:text-properties fo:color="#000000"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7" style:family="paragraph" style:parent-style-name="Standard">
      <style:paragraph-properties fo:background-color="transparent" style:writing-mode="lr-tb">
        <style:tab-stops>
          <style:tab-stop style:position="0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8" style:family="paragraph" style:parent-style-name="Standard">
      <style:paragraph-properties fo:background-color="transparent" style:writing-mode="lr-tb">
        <style:tab-stops>
          <style:tab-stop style:position="0cm"/>
        </style:tab-stops>
        <style:background-image/>
      </style:paragraph-properties>
      <style:text-properties style:use-window-font-color="true"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19" style:family="paragraph" style:parent-style-name="Standard">
      <style:paragraph-properties fo:background-color="transparent" style:writing-mode="lr-tb">
        <style:tab-stops>
          <style:tab-stop style:position="0cm"/>
        </style:tab-stops>
        <style:background-image/>
      </style:paragraph-properties>
      <style:text-properties style:use-window-font-color="tru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0" style:family="paragraph" style:parent-style-name="Standard">
      <style:paragraph-properties fo:background-color="transparent" style:writing-mode="lr-tb">
        <style:tab-stops>
          <style:tab-stop style:position="0cm"/>
        </style:tab-stops>
        <style:background-image/>
      </style:paragraph-properties>
      <style:text-properties fo:color="#000000"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1" style:family="paragraph" style:parent-style-name="Standard">
      <style:paragraph-properties fo:background-color="transparent" style:writing-mode="lr-tb">
        <style:tab-stops>
          <style:tab-stop style:position="0cm"/>
        </style:tab-stops>
        <style:background-image/>
      </style:paragraph-properties>
      <style:text-properties fo:color="#000000"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2" style:family="paragraph" style:parent-style-name="Standard">
      <style:paragraph-properties fo:background-color="transparent">
        <style:tab-stops>
          <style:tab-stop style:position="0cm"/>
        </style:tab-stops>
        <style:background-image/>
      </style:paragraph-properties>
      <style:text-properties style:use-window-font-color="tru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3" style:family="paragraph" style:parent-style-name="Standard">
      <style:paragraph-properties fo:background-color="transparent">
        <style:tab-stops>
          <style:tab-stop style:position="0cm"/>
        </style:tab-stops>
        <style:background-image/>
      </style:paragraph-properties>
      <style:text-properties style:use-window-font-color="tru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4" style:family="paragraph" style:parent-style-name="Standard">
      <style:paragraph-properties fo:background-color="transparent">
        <style:tab-stops>
          <style:tab-stop style:position="0cm"/>
        </style:tab-stops>
        <style:background-image/>
      </style:paragraph-properties>
      <style:text-properties style:use-window-font-color="true" style:font-name="Times New Roman"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25" style:family="paragraph" style:parent-style-name="Standard">
      <style:paragraph-properties fo:background-color="transparent">
        <style:tab-stops>
          <style:tab-stop style:position="0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6" style:family="paragraph" style:parent-style-name="Standard">
      <style:paragraph-properties fo:text-align="start" style:justify-single-word="false" style:text-autospace="none" style:writing-mode="lr-tb">
        <style:tab-stops>
          <style:tab-stop style:position="0cm"/>
        </style:tab-stops>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7" style:family="paragraph" style:parent-style-name="Standard">
      <style:paragraph-properties style:writing-mode="lr-tb">
        <style:tab-stops>
          <style:tab-stop style:position="0cm"/>
        </style:tab-stops>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8" style:family="paragraph" style:parent-style-name="Standard">
      <style:paragraph-properties fo:text-align="start" style:justify-single-word="false" style:text-autospace="none" style:writing-mode="lr-tb">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9" style:family="paragraph" style:parent-style-name="Standard">
      <style:paragraph-properties style:writing-mode="lr-tb">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30" style:family="paragraph" style:parent-style-name="Standard">
      <style:paragraph-properties style:writing-mode="lr-tb">
        <style:tab-stops>
          <style:tab-stop style:position="0cm"/>
        </style:tab-stops>
      </style:paragraph-properties>
      <style:text-properties style:use-window-font-color="true" style:text-line-through-style="non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1" style:family="paragraph" style:parent-style-name="Standard">
      <style:paragraph-properties>
        <style:tab-stops>
          <style:tab-stop style:position="0cm"/>
        </style:tab-stops>
      </style:paragraph-properties>
      <style:text-properties fo:font-size="13pt" fo:language="fr" fo:country="FR" fo:background-color="transparent" style:font-size-asian="13pt" style:language-asian="zxx" style:country-asian="none" style:font-size-complex="13pt" style:language-complex="zxx" style:country-complex="none"/>
    </style:style>
    <style:style style:name="P32" style:family="paragraph" style:parent-style-name="Standard">
      <style:paragraph-properties>
        <style:tab-stops>
          <style:tab-stop style:position="0cm"/>
        </style:tab-stops>
      </style:paragraph-properties>
      <style:text-properties fo:font-size="13pt" style:font-size-asian="13pt" style:font-size-complex="13pt"/>
    </style:style>
    <style:style style:name="T1" style:family="text">
      <style:text-properties style:text-line-through-style="none" style:text-underline-style="none"/>
    </style:style>
    <style:style style:name="T2" style:family="text">
      <style:text-properties style:text-line-through-style="none" style:text-underline-style="none" style:font-name-asian="Times New Roman1" style:font-name-complex="Times New Roman1"/>
    </style:style>
    <style:style style:name="T3" style:family="text">
      <style:text-properties style:text-line-through-style="none" style:text-underline-style="none" fo:background-color="transparent" style:font-name-asian="Times New Roman1" style:font-name-complex="Times New Roman1"/>
    </style:style>
    <style:style style:name="T4" style:family="text">
      <style:text-properties style:text-line-through-style="none" style:text-underline-style="none" fo:font-weight="normal" style:font-name-asian="Times New Roman1" style:font-weight-asian="normal" style:font-name-complex="Times New Roman1" style:font-weight-complex="normal"/>
    </style:style>
    <style:style style:name="T5" style:family="text">
      <style:text-properties style:text-line-through-style="none" style:text-underline-style="none" fo:font-weight="normal" style:font-weight-asian="normal" style:font-weight-complex="normal"/>
    </style:style>
    <style:style style:name="T6" style:family="text">
      <style:text-properties style:text-line-through-style="none" style:font-name-asian="Times New Roman1" style:font-name-complex="Times New Roman1"/>
    </style:style>
    <style:style style:name="T7" style:family="text">
      <style:text-properties style:font-name-asian="Times New Roman1" style:font-name-complex="Times New Roman1"/>
    </style:style>
    <style:style style:name="T8" style:family="text">
      <style:text-properties style:text-underline-style="none"/>
    </style:style>
    <style:style style:name="T9" style:family="text">
      <style:text-properties style:text-underline-style="none" style:font-name-asian="Times New Roman1" style:font-name-complex="Times New Roman1"/>
    </style:style>
    <style:style style:name="T10" style:family="text">
      <style:text-properties style:text-underline-style="none" fo:font-weight="normal" style:font-name-asian="Times New Roman1" style:font-weight-asian="normal" style:font-name-complex="Times New Roman1"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underline-style="none"/>
    </style:style>
    <style:style style:name="T14" style:family="text">
      <style:text-properties style:use-window-font-color="true" style:text-line-through-style="none"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style:use-window-font-color="true" style:text-line-through-style="none" style:font-name="Times New Roman" fo:language="fr" fo:country="FR" fo:font-style="normal" style:text-underline-style="none" fo:font-weight="normal" fo:background-color="transparent" style:font-name-asian="Times New Roman1" style:language-asian="zxx" style:country-asian="none" style:font-style-asian="normal" style:font-weight-asian="normal" style:font-name-complex="Times New Roman1" style:language-complex="zxx" style:country-complex="none" style:font-style-complex="normal" style:font-weight-complex="normal"/>
    </style:style>
    <style:style style:name="T16" style:family="text">
      <style:text-properties style:use-window-font-color="true" style:text-line-through-style="none"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7" style:family="text">
      <style:text-properties fo:font-weight="normal" style:font-weight-asian="normal" style:font-weight-complex="normal"/>
    </style:style>
    <style:style style:name="T18" style:family="text">
      <style:text-properties fo:color="#000000"/>
    </style:style>
    <style:style style:name="T19" style:family="text">
      <style:text-properties fo:language="fr" fo:country="FR"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 ~Oops le magicien~</text:p>
      <text:p text:style-name="P31">@1 = ~Bonjour mon seigneur. Envie de nouvelles capacités ? Vous êtes venu voir la bonne personne.~~Bonjour ma Dame. Envie de nouvelles capacités ? Vous êtes venue voir la bonne personne.~</text:p>
      <text:p text:style-name="P31">@2 = ~Nouvelles capacités ? Comment ça marche ?~</text:p>
      <text:p text:style-name="P31">@3 = ~Ho, c'est très simple : amenez moi un parchemin de sort et j'en tirerais l’énergie pour vous conférer la capacité spéciale de lancer le sort correspondant une fois par jour. Ce n'est pas gratuit bien sur : ça vous coûtera 10000 pièces d'or et 1000 points d'expérience par niveau du sort désiré. Alors, y a-t-il un sort qui vous fasse envie ?.~</text:p>
      <text:p text:style-name="P31">@4 = ~Bonjour, je voudrais que vous transformiez un parchemin en capacité spéciale.~</text:p>
      <text:p text:style-name="P31">@5 = ~D'accord, à quel sort pensez-vous ?~</text:p>
      <text:p text:style-name="P31">@6 = ~Et voilà. Autre chose ?~</text:p>
      <text:p text:style-name="P31">@7 = ~Non merci, je n'ai plus besoin de vos services~</text:p>
      <text:p text:style-name="P31">@8 = ~Oui, je voudrais que vous transformiez un parchemin en capacité spéciale.~</text:p>
      <text:p text:style-name="P31">@48 = ~C'est d'accord, faites le.~</text:p>
      <text:p text:style-name="P31">@49 = ~Non merci, c'est trop cher payé.~</text:p>
      <text:p text:style-name="P32"><text:span text:style-name="T19">@50 = ~Je possède un grimoire complet : les </text:span>Préceptes de la Dame des Mystère<text:span text:style-name="T19">. Pouvez vous en faire quelques chose ?~</text:span></text:p>
      <text:p text:style-name="P31">@51 = ~Ho... un grimoire contenant des sorts normalement d'ordre divin ? Voilà un livre de sort peu commun. Je peux essayer de convertir tout ce qu'il contient en capacités spéciales, mais ça va me demander beaucoup d’énergie. Alors je vais vous demander un paiement spécial : je vous fais un prix de gros à 400.000 pièces d'or et je vous demande en plus la Robe de Vecna. C'est un moindre investissement par rapport à ce que ça devrait normalement vous coûter.~ </text:p>
      <text:p text:style-name="P31">@52 = ~Ha, et ça vous coûterais aussi 138000 xp. Il y a en environ 140 niveaux de sorts cumulés dan ce grimoire. À vous de voir si vous être prêt à payer ce prix.~~Ha, et ça vous coûterais aussi 138000 xp. Il y a en environ 140 niveaux de sorts cumulés dan ce grimoire. À vous de voir si vous être prête à payer ce prix.~</text:p>
      <text:p text:style-name="P31">@53 = ~Je ne possède pas cette robe. Je reviendrais.~</text:p>
      <text:p text:style-name="P31">@54 = ~Le personnage a perdu 138000 xp.~</text:p>
      <text:p text:style-name="P31">@55 = ~Je ne sacrifierais pas cette robe pour ça. Non merci.~</text:p>
      <text:p text:style-name="P31"/>
      <text:p text:style-name="P32"><text:span text:style-name="T19">@60 = ~Je possède un grimoire complet : le </text:span>Livre de sorts de Rhialto <text:span text:style-name="T19">. Pouvez vous en faire quelques chose ?~</text:span></text:p>
      <text:p text:style-name="P31">@61 = ~Hum... un grimoire dédié à l'Entropie. Et avec une capacité spéciale en plus ? Êtes vous sur de vouloir vous séparer de ça ? Enfin, c'est vous qui voyez... Je peux essayer de convertir tout ce qu'il contient en capacités spéciales, mais ça va me demander beaucoup d’énergie. Alors je vais vous demander un paiement spécial : je vous fais un prix de gros à 400.000 pièces d'or et je vous demande en plus l'Anneau de Gaxx. C'est un moindre investissement par rapport à ce que ça devrait normalement vous coûter.~</text:p>
      <text:p text:style-name="P31">@62 = ~J'ai <text:s/>oublié de préciser que ça vous coûterais aussi 146000 xp. Il y a 146 niveaux de sorts cumulés dan ce grimoire. Alors, êtes vous <text:soft-page-break/>prêt à payer ce prix ?~~J'ai <text:s/>oublié de préciser que ça vous coûterais aussi 146000 xp. Il y a 146 niveaux de sorts cumulés dan ce grimoire. Alors, êtes vous prête à payer ce prix ?~</text:p>
      <text:p text:style-name="P31">@63 = ~Je ne possède pas cet anneau. Je reviendrais.~</text:p>
      <text:p text:style-name="P31">@64 = ~Le personnage a perdu 146000 xp.~</text:p>
      <text:p text:style-name="P31">@65 = ~Je ne me séparerait pas de cet anneau pour ça. Non merci.~</text:p>
      <text:p text:style-name="P31"/>
      <text:p text:style-name="P31">@70 = ~Je possède un grimoire complet : le Grimoire de Dillpater. Pouvez vous en faire quelques chose ?~</text:p>
      <text:p text:style-name="P32"><text:span text:style-name="T19">@71 = ~Oulà ! Où avez vous trouvé ça ? Je connais ce genre d'ouvrage : normalement ils se trouvent entre les mains des incantifeurs. Et je doute que vous ayez pu en croiser un, et encore moins que vous ayez pu lui soutirer son grimoire. Alors, comment avez-vous pu vous procurer ça ? Enfin, ça vous regarde. Oui, je peux convertir son contenu en capacité spéciales, mais ça va me demander beaucoup d’énergie. Alors je vais vous demander un paiement spécial : je vous fais un prix de gros à 500.000 pièces d'or et je vous demande en plus un </text:span><text:span text:style-name="T20">Jeu de Cartes Merveilleuses et un Bâton</text:span><text:span text:style-name="T15"> de magicien</text:span><text:span text:style-name="T19">. C'est un moindre investissement par rapport à ce que ça devrait normalement vous coûter.~</text:span></text:p>
      <text:p text:style-name="P31">@72 = ~Et bien sur, ça vous coûterait aussi une quantité d'xp non négligeable : 173000 xps pour être précis. Alors, êtes vous prête à payer ce prix ?~~Et bien sur, ça vous coûterait aussi une quantité d'xp non négligeable : 17300 xps pour être précis. Alors, êtes vous prête à payer ce prix ?~</text:p>
      <text:p text:style-name="P31">@73 = ~Je ne possède pas ces objets. Je reviendrais.~</text:p>
      <text:p text:style-name="P31"/>
      <text:p text:style-name="P1"><text:span text:style-name="T21">@80 = ~Je possède un grimoire complet : le </text:span><text:span text:style-name="Q"><text:span text:style-name="T14">Grimoire des flammes d'Yratnuthul</text:span></text:span><text:span text:style-name="T21">. Pouvez vous en faire quelques chose ?~</text:span></text:p>
      <text:p text:style-name="P31">@81 = ~Hou... ! Qu'est ce que c'est que ce livre ? Des sorts en dessous du niveau normal ? Le mage qui a compilé ça devait être sacrément expérimenté pour réussir un tel tour de force ! Alors oui, je peux convertir son contenu en capacité spéciales, mais ça va me demander beaucoup d’énergie. Je vais donc dan ce cas vous demander un <text:s/>paiement spécial : je vous fais un prix de gros à 300.000 pièces d'or et je vous demande en plus <text:span text:style-name="T16">le Discombulateur merveilleux</text:span>. C'est un moindre investissement par rapport à ce que ça devrait normalement vous coûter.~</text:p>
      <text:p text:style-name="P31">@82 = ~Et ça vous coûterait aussi 88000 xps, ne l'oubliez pas. Alors, êtes vous prête à payer ce prix ?~~Et ça vous coûterait aussi 88000 xps, ne l'oubliez pas. Alors, êtes vous prête à payer ce prix ?~</text:p>
      <text:p text:style-name="P31">@83 = ~Je ne possède pas un tel objet. Je reviendrais.~</text:p>
      <text:p text:style-name="P31">@84 = ~Le personnage a perdu 88000 xp.~</text:p>
      <text:p text:style-name="P31">@10001 = ~Le personnage a perdu 1000 xp.~</text:p>
      <text:p text:style-name="P31">@10002 = ~Le personnage a perdu 2000 xp.~</text:p>
      <text:p text:style-name="P31">@10003 = ~Le personnage a perdu 3000 xp.~</text:p>
      <text:p text:style-name="P31">@10004 = ~Le personnage a perdu 4000 xp.~</text:p>
      <text:p text:style-name="P31"><text:soft-page-break/>@10005 = ~Le personnage a perdu 5000 xp.~</text:p>
      <text:p text:style-name="P31">@10006 = ~Le personnage a perdu 6000 xp.~</text:p>
      <text:p text:style-name="P31">@10007 = ~Le personnage a perdu 7000 xp.~</text:p>
      <text:p text:style-name="P31">@10008 = ~Le personnage a perdu 8000 xp.~</text:p>
      <text:p text:style-name="P31">@10009 = ~Le personnage a perdu 9000 xp.~</text:p>
      <text:p text:style-name="P31"/>
      <text:p text:style-name="P31">@101 = ~Je voudrais gagner la capacité Glisse.~</text:p>
      <text:p text:style-name="P31">@102 = ~Je voudrais gagner la capacité Armure.~</text:p>
      <text:p text:style-name="P31">@103 = ~Je voudrais gagner la capacité Mains ardentes.~</text:p>
      <text:p text:style-name="P31">@104 = ~Je voudrais gagner la capacité Charme-personne.~</text:p>
      <text:p text:style-name="P31">@105 = ~Je voudrais gagner la capacité Vapeur colorée.~</text:p>
      <text:p text:style-name="P31">@106 = ~Je voudrais gagner la capacité Cécité.~</text:p>
      <text:p text:style-name="P31">@107 = ~Je voudrais gagner la capacité Amitié.~</text:p>
      <text:p text:style-name="P31">@108 = ~Je voudrais gagner la capacité Protection contre la pétrification.~</text:p>
      <text:p text:style-name="P31">@111 = ~Je voudrais gagner la capacité Infravision.~</text:p>
      <text:p text:style-name="P31">@112 = ~Je voudrais gagner la capacité Projectile magique.~</text:p>
      <text:p text:style-name="P31">@113 = ~Je voudrais gagner la capacité Protection contre le mal.~</text:p>
      <text:p text:style-name="P31">@114 = ~Je voudrais gagner la capacité Bouclier.~</text:p>
      <text:p text:style-name="P31">@115 = ~Je voudrais gagner la capacité Poigne électrique.~</text:p>
      <text:p text:style-name="P31">@116 = ~Je voudrais gagner la capacité Sommeil.~</text:p>
      <text:p text:style-name="P31">@117 = ~Je voudrais gagner la capacité Toucher glacial.~</text:p>
      <text:p text:style-name="P31">@118 = ~Je voudrais gagner la capacité Orbe chromatique.~</text:p>
      <text:p text:style-name="P31">@119 = ~Je voudrais gagner la capacité Absorption mineure de Larloch.~</text:p>
      <text:p text:style-name="P31">@120 = ~Je voudrais gagner la capacité Image réfléchie.~</text:p>
      <text:p text:style-name="P31">@123 = ~Je voudrais gagner la capacité Familier.~</text:p>
      <text:p text:style-name="P31">@125 = ~Je voudrais gagner la capacité Hantise.~</text:p>
      <text:p text:style-name="P31">@201 = ~Je voudrais gagner la capacité Flou.~</text:p>
      <text:p text:style-name="P31">@202 = ~Je voudrais gagner la capacité Détection du mal.~</text:p>
      <text:p text:style-name="P31">@203 = ~Je voudrais gagner la capacité Détection de l'invisibilité.~</text:p>
      <text:p text:style-name="P31">@205 = ~Je voudrais gagner la capacité Horreur.~</text:p>
      <text:p text:style-name="P31">@206 = ~Je voudrais gagner la capacité Invisibilité.~</text:p>
      <text:p text:style-name="P31">@207 = ~Je voudrais gagner la capacité Déblocage.~</text:p>
      <text:p text:style-name="P31"><text:soft-page-break/>@208 = ~Je voudrais gagner la capacité Connaissance des alignements.~</text:p>
      <text:p text:style-name="P31">@209 = ~Je voudrais gagner la capacité Chance.~</text:p>
      <text:p text:style-name="P31">@210 = ~Je voudrais gagner la capacité Résistance à la terreur.~</text:p>
      <text:p text:style-name="P31">@211 = ~Je voudrais gagner la capacité Flèche acide de Melf.~</text:p>
      <text:p text:style-name="P31">@212 = ~Je voudrais gagner la capacité Image miroir.~</text:p>
      <text:p text:style-name="P31">@213 = ~Je voudrais gagner la capacité Nuage puant.~</text:p>
      <text:p text:style-name="P31">@214 = ~Je voudrais gagner la capacité Force.~</text:p>
      <text:p text:style-name="P31">@215 = ~Je voudrais gagner la capacité Toile d'araignée.~</text:p>
      <text:p text:style-name="P31">@217 = ~Je voudrais gagner la capacité Incinérateur d'Agannazar.~</text:p>
      <text:p text:style-name="P31">@218 = ~Je voudrais gagner la capacité Toucher de la goule.~</text:p>
      <text:p text:style-name="P31">@219 = ~Je voudrais gagner la capacité Vocaliser.~</text:p>
      <text:p text:style-name="P31">@220 = ~Je voudrais gagner la capacité Mot de Pouvoir Sommeil.~</text:p>
      <text:p text:style-name="P31">@221 = ~Je voudrais gagner la capacité Rayon débilitant.~</text:p>
      <text:p text:style-name="P31">@223 = ~Je voudrais gagner la capacité Surdité.~</text:p>
      <text:p text:style-name="P31">@224 = ~Je voudrais gagner la capacité Poussière scintillante.~</text:p>
      <text:p text:style-name="P31">@299 = ~Je voudrais gagner la capacité Convocation de vache.~</text:p>
      <text:p text:style-name="P31">@301 = ~Je voudrais gagner la capacité Clairvoyance.~</text:p>
      <text:p text:style-name="P31">@302 = ~Je voudrais gagner la capacité Délivrance de la magie.~</text:p>
      <text:p text:style-name="P31">@303 = ~Je voudrais gagner la capacité Flèche enflammée.~</text:p>
      <text:p text:style-name="P31">@304 = ~Je voudrais gagner la capacité Boule de feu.~</text:p>
      <text:p text:style-name="P31">@305 = ~Je voudrais gagner la capacité Hâte.~</text:p>
      <text:p text:style-name="P31">@306 = ~Je voudrais gagner la capacité Immobilisation des personnes.~</text:p>
      <text:p text:style-name="P31">@307 = ~Je voudrais gagner la capacité Invisibilité sur 3 mètres.~</text:p>
      <text:p text:style-name="P31">@308 = ~Je voudrais gagner la capacité Éclair.~</text:p>
      <text:p text:style-name="P31">@309 = ~Je voudrais gagner la capacité Convocation de monstres I.~</text:p>
      <text:p text:style-name="P31">@310 = ~Je voudrais gagner la capacité Non-détection.~</text:p>
      <text:p text:style-name="P31">@311 = ~Je voudrais gagner la capacité Protection contre les projectiles non-magiques.~</text:p>
      <text:p text:style-name="P31">@312 = ~Je voudrais gagner la capacité Lenteur.~</text:p>
      <text:p text:style-name="P31">@313 = ~Je voudrais gagner la capacité Piège à crânes.~</text:p>
      <text:p text:style-name="P31">@314 = ~Je voudrais gagner la capacité Toucher vampirique.~</text:p>
      <text:p text:style-name="P31">@315 = ~Je voudrais gagner la capacité Forme ectoplasmique.~</text:p>
      <text:p text:style-name="P31">@316 = ~Je voudrais gagner la capacité Charme néfaste.~</text:p>
      <text:p text:style-name="P31"><text:soft-page-break/>@317 = ~Je voudrais gagner la capacité Armure fantomatique.~</text:p>
      <text:p text:style-name="P31">@318 = ~Je voudrais gagner la capacité Déviation de sorts mineure.~</text:p>
      <text:p text:style-name="P31">@319 = ~Je voudrais gagner la capacité Protection contre le feu.~</text:p>
      <text:p text:style-name="P31">@320 = ~Je voudrais gagner la capacité Protection contre le froid.~</text:p>
      <text:p text:style-name="P31">@321 = ~Je voudrais gagner la capacité Annulation des protections.~</text:p>
      <text:p text:style-name="P31">@322 = ~Je voudrais gagner la capacité Détection illusions.~</text:p>
      <text:p text:style-name="P31">@324 = ~Je voudrais gagner la capacité Immobilisation des morts-vivants.~</text:p>
      <text:p text:style-name="P31">@325 = ~Je voudrais gagner la capacité Minuscules météores de Melf.~</text:p>
      <text:p text:style-name="P31">@326 = ~Je voudrais gagner la capacité Dissipation de la magie.~</text:p>
      <text:p text:style-name="P31">@401 = ~Je voudrais gagner la capacité Confusion.~</text:p>
      <text:p text:style-name="P31">@403 = ~Je voudrais gagner la capacité Bouclier de feu (bleu).~</text:p>
      <text:p text:style-name="P31">@404 = ~Je voudrais gagner la capacité Tempête glaciale.~</text:p>
      <text:p text:style-name="P31">@405 = ~Je voudrais gagner la capacité Invisibilité majeure.~</text:p>
      <text:p text:style-name="P31">@406 = ~Je voudrais gagner la capacité Globe mineur d'invulnérabilité.~</text:p>
      <text:p text:style-name="P31">@407 = ~Je voudrais gagner la capacité Convocation de monstres II.~</text:p>
      <text:p text:style-name="P31">@408 = ~Je voudrais gagner la capacité Peau de pierre.~</text:p>
      <text:p text:style-name="P31">@409 = ~Je voudrais gagner la capacité Contagion.~</text:p>
      <text:p text:style-name="P31">@410 = ~Je voudrais gagner la capacité Délivrance de la malédiction.~</text:p>
      <text:p text:style-name="P31">@411 = ~Je voudrais gagner la capacité Émotion.~</text:p>
      <text:p text:style-name="P31">@412 = ~Je voudrais gagner la capacité Grande malédiction.~</text:p>
      <text:p text:style-name="P31">@413 = ~Je voudrais gagner la capacité Sphère résistante d'Otiluke.~</text:p>
      <text:p text:style-name="P31">@414 = ~Je voudrais gagner la capacité Armure spirituelle.~</text:p>
      <text:p text:style-name="P31">@415 = ~Je voudrais gagner la capacité Métamorphose d'autrui.~</text:p>
      <text:p text:style-name="P31">@416 = ~Je voudrais gagner la capacité Métamorphose.~</text:p>
      <text:p text:style-name="P31">@417 = ~Je voudrais gagner la capacité Arme enchantée.~</text:p>
      <text:p text:style-name="P31">@418 = ~Je voudrais gagner la capacité Bouclier de feu (rouge).~</text:p>
      <text:p text:style-name="P31">@419 = ~Je voudrais gagner la capacité Mot secret.~</text:p>
      <text:p text:style-name="P31">@420 = ~Je voudrais gagner la capacité Séquenceur mineur.~</text:p>
      <text:p text:style-name="P31">@421 = ~Je voudrais gagner la capacité Champ de téléportation.~</text:p>
      <text:p text:style-name="P31">@423 = ~Je voudrais gagner la capacité Progéniture d'Araignée.~</text:p>
      <text:p text:style-name="P31">@424 = ~Je voudrais gagner la capacité Vision lointaine.~</text:p>
      <text:p text:style-name="P31">@425 = ~Je voudrais gagner la capacité Oeil de magicien.~</text:p>
      <text:p text:style-name="P31"><text:soft-page-break/>@501 = ~Je voudrais gagner la capacité Animation des morts.~</text:p>
      <text:p text:style-name="P31">@502 = ~Je voudrais gagner la capacité Nuage mortel.~</text:p>
      <text:p text:style-name="P31">@503 = ~Je voudrais gagner la capacité Cône de froid.~</text:p>
      <text:p text:style-name="P31">@504 = ~Je voudrais gagner la capacité Convocation de monstres III.~</text:p>
      <text:p text:style-name="P31">@505 = ~Je voudrais gagner la capacité Porte d'ombre.~</text:p>
      <text:p text:style-name="P31">@506 = ~Je voudrais gagner la capacité Domination.~</text:p>
      <text:p text:style-name="P31">@507 = ~Je voudrais gagner la capacité Immobilisation des monstres.~</text:p>
      <text:p text:style-name="P31">@508 = ~Je voudrais gagner la capacité Chaos.~</text:p>
      <text:p text:style-name="P31">@509 = ~Je voudrais gagner la capacité Débilité mentale.~</text:p>
      <text:p text:style-name="P31">@510 = ~Je voudrais gagner la capacité Immunité aux sorts.~</text:p>
      <text:p text:style-name="P31">@511 = ~Je voudrais gagner la capacité Protection contre les armes non-magiques.~</text:p>
      <text:p text:style-name="P31">@512 = ~Je voudrais gagner la capacité Protection contre l'électricité.~</text:p>
      <text:p text:style-name="P31">@513 = ~Je voudrais gagner la capacité Brêche.~</text:p>
      <text:p text:style-name="P31">@514 = ~Je voudrais gagner la capacité Abaissement de la Résistance.~</text:p>
      <text:p text:style-name="P31">@515 = ~Je voudrais gagner la capacité Oracle.~</text:p>
      <text:p text:style-name="P31">@516 = ~Je voudrais gagner la capacité Convocation d'Elémental de Feu mineur.~</text:p>
      <text:p text:style-name="P31">@517 = ~Je voudrais gagner la capacité Protection contre l'acide.~</text:p>
      <text:p text:style-name="P31">@518 = ~Je voudrais gagner la capacité Lame fantôme.~</text:p>
      <text:p text:style-name="P31">@519 = ~Je voudrais gagner la capacité Bouclier de sort.~</text:p>
      <text:p text:style-name="P31">@520 = ~Je voudrais gagner la capacité Conjuration d'Elémental d'Air mineur.~</text:p>
      <text:p text:style-name="P31">@521 = ~Je voudrais gagner la capacité Conjuration d'Elémental de Terre mineur.~</text:p>
      <text:p text:style-name="P31">@522 = ~Je voudrais gagner la capacité Renvoi de sorts mineur.~</text:p>
      <text:p text:style-name="P31">@523 = ~Je voudrais gagner la capacité Feu solaire.~</text:p>
      <text:p text:style-name="P31">@601 = ~Je voudrais gagner la capacité Chasseur invisible.~</text:p>
      <text:p text:style-name="P31">@602 = ~Je voudrais gagner la capacité Globe d'invulnérabilité.~</text:p>
      <text:p text:style-name="P31">@603 = ~Je voudrais gagner la capacité Transformation de Tenser.~</text:p>
      <text:p text:style-name="P31">@604 = ~Je voudrais gagner la capacité Transmutation de la Chair en Pierre.~</text:p>
      <text:p text:style-name="P31">@605 = ~Je voudrais gagner la capacité Sort de mort.~</text:p>
      <text:p text:style-name="P31">@606 = ~Je voudrais gagner la capacité Protection contre l'énergie magique.~</text:p>
      <text:p text:style-name="P31">@607 = ~Je voudrais gagner la capacité Double illusoir.~</text:p>
      <text:p text:style-name="P31">@608 = ~Je voudrais gagner la capacité Perce-magie.~</text:p>
      <text:p text:style-name="P31">@609 = ~Je voudrais gagner la capacité Vision véritable.~</text:p>
      <text:p text:style-name="P31"><text:soft-page-break/>@611 = ~Je voudrais gagner la capacité Protection contre les armes magiques.~</text:p>
      <text:p text:style-name="P31">@612 = ~Je voudrais gagner la capacité Mot de pouvoir : Silence.~</text:p>
      <text:p text:style-name="P31">@613 = ~Je voudrais gagner la capacité Hâte améliorée.~</text:p>
      <text:p text:style-name="P31">@614 = ~Je voudrais gagner la capacité Brume mortelle.~</text:p>
      <text:p text:style-name="P31">@615 = ~Je voudrais gagner la capacité Chaîne d'éclairs.~</text:p>
      <text:p text:style-name="P31">@616 = ~Je voudrais gagner la capacité Désintégration.~</text:p>
      <text:p text:style-name="P31">@617 = ~Je voudrais gagner la capacité Contingence.~</text:p>
      <text:p text:style-name="P31">@618 = ~Je voudrais gagner la capacité Déviation de sorts.~</text:p>
      <text:p text:style-name="P31">@619 = ~Je voudrais gagner la capacité Appel de la Wyverne.~</text:p>
      <text:p text:style-name="P31">@620 = ~Je voudrais gagner la capacité Conjuration d'un élémental de Feu.~</text:p>
      <text:p text:style-name="P31">@621 = ~Je voudrais gagner la capacité Convocation d'Elémental d'Air.~</text:p>
      <text:p text:style-name="P31">@622 = ~Je voudrais gagner la capacité Conjuration d'un élémental de Terre.~</text:p>
      <text:p text:style-name="P31">@623 = ~Je voudrais gagner la capacité Convocation de Vers charognards.~</text:p>
      <text:p text:style-name="P31">@624 = ~Je voudrais gagner la capacité Convocation de Nishruu.~</text:p>
      <text:p text:style-name="P31">@625 = ~Je voudrais gagner la capacité Transmutation de la pierre en chair.~</text:p>
      <text:p text:style-name="P31">@701 = ~Je voudrais gagner la capacité Renvoi de sorts.~</text:p>
      <text:p text:style-name="P31">@702 = ~Je voudrais gagner la capacité Protection contre les éléments.~</text:p>
      <text:p text:style-name="P31">@703 = ~Je voudrais gagner la capacité Image renforcée.~</text:p>
      <text:p text:style-name="P31">@704 = ~Je voudrais gagner la capacité Rayon rubis d'inversion.~</text:p>
      <text:p text:style-name="P31">@705 = ~Je voudrais gagner la capacité Fouet protecteur de Khelben.~</text:p>
      <text:p text:style-name="P31">@707 = ~Je voudrais gagner la capacité Cacofiélon.~</text:p>
      <text:p text:style-name="P31">@708 = ~Je voudrais gagner la capacité Manteau.~</text:p>
      <text:p text:style-name="P31">@710 = ~Je voudrais gagner la capacité Séquenceur de sorts.~</text:p>
      <text:p text:style-name="P31">@711 = ~Je voudrais gagner la capacité Sphère du chaos.~</text:p>
      <text:p text:style-name="P31">@712 = ~Je voudrais gagner la capacité Boule de feu à retardement.~</text:p>
      <text:p text:style-name="P31">@713 = ~Je voudrais gagner la capacité Doigt de mort.~</text:p>
      <text:p text:style-name="P31">@714 = ~Je voudrais gagner la capacité Vaporisation prismatique.~</text:p>
      <text:p text:style-name="P31">@715 = ~Je voudrais gagner la capacité Mot de pouvoir : Etourdissement.~</text:p>
      <text:p text:style-name="P31">@716 = ~Je voudrais gagner la capacité Épée de Mordenkainen.~</text:p>
      <text:p text:style-name="P31">@717 = ~Je voudrais gagner la capacité Convocation d'Efrit.~</text:p>
      <text:p text:style-name="P31">@718 = ~Je voudrais gagner la capacité Convocation de Djinn.~</text:p>
      <text:p text:style-name="P31">@719 = ~Je voudrais gagner la capacité Convocation de Hakeashar.~</text:p>
      <text:p text:style-name="P31"><text:soft-page-break/>@720 = ~Je voudrais gagner la capacité Contrôle des morts-vivants.~</text:p>
      <text:p text:style-name="P31">@721 = ~Je voudrais gagner la capacité Invisibilité de masse.~</text:p>
      <text:p text:style-name="P31">@722 = ~Je voudrais gagner la capacité Souhait mineur.~</text:p>
      <text:p text:style-name="P31">@803 = ~Je voudrais gagner la capacité Protection contre l'énergie.~</text:p>
      <text:p text:style-name="P31">@804 = ~Je voudrais gagner la capacité Simulacre.~</text:p>
      <text:p text:style-name="P31">@805 = ~Je voudrais gagner la capacité Perce bouclier.~</text:p>
      <text:p text:style-name="P31">@807 = ~Je voudrais gagner la capacité Convocation d'un Fiélon.~</text:p>
      <text:p text:style-name="P31">@808 = ~Je voudrais gagner la capacité Manteau Amélioré.~</text:p>
      <text:p text:style-name="P31">@809 = ~Je voudrais gagner la capacité Déclencheur de sort.~</text:p>
      <text:p text:style-name="P31">@810 = ~Je voudrais gagner la capacité Nuage incendiaire.~</text:p>
      <text:p text:style-name="P31">@811 = ~Je voudrais gagner la capacité Symbole, Terreur.~</text:p>
      <text:p text:style-name="P31">@812 = ~Je voudrais gagner la capacité Flétrissure abominable d'Abi-Dalzim.~</text:p>
      <text:p text:style-name="P31">@813 = ~Je voudrais gagner la capacité Labyrinthe.~</text:p>
      <text:p text:style-name="P31">@815 = ~Je voudrais gagner la capacité Mot de pouvoir, Cécité.~</text:p>
      <text:p text:style-name="P31">@816 = ~Je voudrais gagner la capacité Symbole, Etourdissement.~</text:p>
      <text:p text:style-name="P31">@817 = ~Je voudrais gagner la capacité Symbole, Mort.~</text:p>
      <text:p text:style-name="P31">@818 = ~Je voudrais gagner la capacité Poing serré de Bigby.~</text:p>
      <text:p text:style-name="P31">@902 = ~Je voudrais gagner la capacité Piège à sorts.~</text:p>
      <text:p text:style-name="P31">@903 = ~Je voudrais gagner la capacité Sort d'assaut.~</text:p>
      <text:p text:style-name="P31">@905 = ~Je voudrais gagner la capacité Portail.~</text:p>
      <text:p text:style-name="P31">@907 = ~Je voudrais gagner la capacité Immunité Absolue.~</text:p>
      <text:p text:style-name="P31">@908 = ~Je voudrais gagner la capacité Chaîne de contingence.~</text:p>
      <text:p text:style-name="P31">@909 = ~Je voudrais gagner la capacité Arrêt de temps.~</text:p>
      <text:p text:style-name="P31">@910 = ~Je voudrais gagner la capacité Emprisonnement.~</text:p>
      <text:p text:style-name="P31">@911 = ~Je voudrais gagner la capacité Nuée de météores.~</text:p>
      <text:p text:style-name="P31">@912 = ~Je voudrais gagner la capacité Mot de pouvoir : Mort.~</text:p>
      <text:p text:style-name="P31">@913 = ~Je voudrais gagner la capacité Cri de la Banshee.~</text:p>
      <text:p text:style-name="P31">@914 = ~Je voudrais gagner la capacité Drainage d'énergie.~</text:p>
      <text:p text:style-name="P31">@915 = ~Je voudrais gagner la capacité Lame noire du désastre.~</text:p>
      <text:p text:style-name="P31">@916 = ~Je voudrais gagner la capacité Changement de forme.~</text:p>
      <text:p text:style-name="P31">@917 = ~Je voudrais gagner la capacité Liberté.~</text:p>
      <text:p text:style-name="P31">@918 = ~Je voudrais gagner la capacité Main broyante de Bigby.~</text:p>
      <text:p text:style-name="P31"><text:soft-page-break/>@919 = ~Je voudrais gagner la capacité Souhait.~</text:p>
      <text:p text:style-name="P31"/>
      <text:p text:style-name="P2"><text:span text:style-name="T2">@1001 = ~Je voudrais gagner la capacité </text:span><text:span text:style-name="T7">Explosion de feu.~</text:span></text:p>
      <text:p text:style-name="P7">@1002 = ~Je voudrais gagner la capacité Bouclier contre les sorts.~</text:p>
      <text:p text:style-name="P4"><text:span text:style-name="T1">@1003 = ~Je voudrais gagner la capacité </text:span>Particules magiques de Déorie.~</text:p>
      <text:p text:style-name="P10"><text:span text:style-name="T8">@1004 = ~Je voudrais gagner la capacité </text:span>Bouffée ardente.~</text:p>
      <text:p text:style-name="P10"><text:span text:style-name="T8">@1005 = ~Je voudrais gagner la capacité </text:span>Répulsion.~</text:p>
      <text:p text:style-name="P2"><text:span text:style-name="T1">@1006 = ~Je voudrais gagner la capacité </text:span>Précision.~</text:p>
      <text:p text:style-name="P12"><text:span text:style-name="T8">@1007 = ~Je voudrais gagner la capacité </text:span>Pulsation de flammes.~</text:p>
      <text:p text:style-name="P4"><text:span text:style-name="T1">@1008 = ~Je voudrais gagner la capacité </text:span>Frappe du serpent.~</text:p>
      <text:p text:style-name="P2"><text:span text:style-name="T2">@1009 = ~Je voudrais gagner la capacité </text:span><text:span text:style-name="T7">Bâton de puissance.~</text:span></text:p>
      <text:p text:style-name="P12"><text:span text:style-name="T9">@1010 = ~Je voudrais gagner la capacité </text:span>Hexalames.~</text:p>
      <text:p text:style-name="P8">@1011 = ~Je voudrais gagner la capacité Simulacre de vie.~</text:p>
      <text:p text:style-name="P26">@1012 = ~Je voudrais gagner la capacité Vision instinctive d'Achitoza.~</text:p>
      <text:p text:style-name="P28"><text:span text:style-name="T8">@1013 = ~Je voudrais gagner la capacité </text:span>Prouesse guerrière.~</text:p>
      <text:p text:style-name="P8">@1014 = ~Je voudrais gagner la capacité Griffes du malheur.~</text:p>
      <text:p text:style-name="P2"><text:span text:style-name="T2">@1015 = ~Je voudrais gagner la capacité </text:span>Coups mortels de Tenser.~</text:p>
      <text:p text:style-name="P4"><text:span text:style-name="T1">@1016 = ~Je voudrais gagner la capacité </text:span>Force incommensurable de Bigdip.~</text:p>
      <text:p text:style-name="P22"><text:span text:style-name="T2">@1017 = ~Je voudrais gagner la capacité </text:span><text:span text:style-name="T7">Arme chargée.~</text:span></text:p>
      <text:p text:style-name="P16"><text:span text:style-name="T13">@1018 = ~Je voudrais gagner la capacité </text:span><text:span text:style-name="T8">Convocation de petites poules appétissantes.~</text:span></text:p>
      <text:p text:style-name="P9">@1019 = ~Je voudrais gagner la capacité Note résonnante.~</text:p>
      <text:p text:style-name="P9">@1020 = ~Je voudrais gagner la capacité Crane hurlant du Pandémonium.~</text:p>
      <text:p text:style-name="P11"><text:span text:style-name="T8">@1021 = ~Je voudrais gagner la capacité </text:span>Aura merveilleuse de Déorie.~</text:p>
      <text:p text:style-name="P11"><text:span text:style-name="T8">@1022 = ~Je voudrais gagner la capacité </text:span>Fléau des fiélons.~</text:p>
      <text:p text:style-name="P26">@1023 = ~Je voudrais gagner la capacité Mot de pouvoir : Arrêt.~</text:p>
      <text:p text:style-name="P26">@1024 = ~Je voudrais gagner la capacité Vol de sortilège.~</text:p>
      <text:p text:style-name="P26">@1025 = ~Je voudrais gagner la capacité Un pas dans l'ombre.~</text:p>
      <text:p text:style-name="P26">@1026 = ~Je voudrais gagner la capacité Poigne acide.~</text:p>
      <text:p text:style-name="P26">@1027 = ~Je voudrais gagner la capacité Potions Boum-Boum de Gilispur.~</text:p>
      <text:p text:style-name="P26">@1028 = ~Je voudrais gagner la capacité Ambidextrie.~</text:p>
      <text:p text:style-name="P26">@1029 = ~Je voudrais gagner la capacité Décharge statique.~</text:p>
      <text:p text:style-name="P8">@1030 = ~Je voudrais gagner la capacité Forme d’araignée.~</text:p>
      <text:p text:style-name="P12"><text:soft-page-break/><text:span text:style-name="T9">@1031 = ~Je voudrais gagner la capacité </text:span>Création d'arc fantôme.~</text:p>
      <text:p text:style-name="P2"><text:span text:style-name="T2">@1032 = ~Je voudrais gagner la capacité </text:span><text:span text:style-name="T7">Contact de la Nature.~</text:span></text:p>
      <text:p text:style-name="P15">@1033 = ~Je voudrais gagner la capacité Squelette frénétique.~</text:p>
      <text:p text:style-name="P2"><text:span text:style-name="T2">@1034 = ~Je voudrais gagner la capacité </text:span><text:span text:style-name="T6">Nova de poison.~</text:span></text:p>
      <text:p text:style-name="P12"><text:span text:style-name="T9">@1035 = ~Je voudrais gagner la capacité </text:span>Image réfléchie majeure.~</text:p>
      <text:p text:style-name="P3"><text:span text:style-name="T2">@1036 = ~Je voudrais gagner la capacité </text:span><text:span text:style-name="T7">Rupture fantastique de Bakanëo*.~</text:span></text:p>
      <text:p text:style-name="P3"><text:span text:style-name="T2">@1037 = ~Je voudrais gagner la capacité </text:span><text:span text:style-name="T7">Assassin imaginaire.~</text:span></text:p>
      <text:p text:style-name="P28"><text:span text:style-name="T8">@1038 = ~Je voudrais gagner la capacité </text:span>Poing rageur de<text:span text:style-name="T8"> de Keleg-Ze.~</text:span></text:p>
      <text:p text:style-name="P10"><text:span text:style-name="T8">@1039 = ~Je voudrais gagner la capacité </text:span>Bouclier des fées.~</text:p>
      <text:p text:style-name="P29"><text:span text:style-name="T8">@1040 = ~Je voudrais gagner la capacité </text:span>Vents protecteurs.~</text:p>
      <text:p text:style-name="P2"><text:span text:style-name="T2">@1041 = ~Je voudrais gagner la capacité </text:span><text:span text:style-name="T7">Électronullification.~</text:span></text:p>
      <text:p text:style-name="P12"><text:span text:style-name="T9">@1042 = ~Je voudrais gagner la capacité </text:span><text:span text:style-name="T7">Conflagration électrique.~</text:span></text:p>
      <text:p text:style-name="P8">@1043 = ~Je voudrais gagner la capacité Sol mouvant.~</text:p>
      <text:p text:style-name="P27">@1044 = ~Je voudrais gagner la capacité Chute de sable.~</text:p>
      <text:p text:style-name="P17">@1045 = ~Je voudrais gagner la capacité Brandons.~</text:p>
      <text:p text:style-name="P17">@1046 = ~Je voudrais gagner la capacité Missiles explosifs.~</text:p>
      <text:p text:style-name="P2"><text:span text:style-name="T2">@1047 = ~Je voudrais gagner la capacité </text:span>Corruption mnémonique.~</text:p>
      <text:p text:style-name="P12"><text:span text:style-name="T9">@1048 = ~Je voudrais gagner la capacité </text:span>Lames dansantes.~</text:p>
      <text:p text:style-name="P12"><text:span text:style-name="T9">@1049 = ~Je voudrais gagner la capacité </text:span>Canon magique.~</text:p>
      <text:p text:style-name="P27">@1050 = ~Je voudrais gagner la capacité Mot de pouvoir : Résonance.~</text:p>
      <text:p text:style-name="P27">@1051 = ~Je voudrais gagner la capacité Fabuleuse Boule de feu de Mazaron.~</text:p>
      <text:p text:style-name="P10"><text:span text:style-name="T8">@1052 = ~Je voudrais gagner la capacité </text:span>Précognition.~</text:p>
      <text:p text:style-name="P23"><text:span text:style-name="T1">@1053 = ~Je voudrais gagner la capacité </text:span>Coup de chance.~</text:p>
      <text:p text:style-name="P8">@1054 = ~Je voudrais gagner la capacité Hurlement de fantôme.~</text:p>
      <text:p text:style-name="P27">@1055 = ~Je voudrais gagner la capacité Magie assurée.~</text:p>
      <text:p text:style-name="P8">@1056 = ~Je voudrais gagner la capacité Souffle caustique.~</text:p>
      <text:p text:style-name="P27">@1057 = ~Je voudrais gagner la capacité Accélérateur de Lubath.~</text:p>
      <text:p text:style-name="P27">@1058 = ~Je voudrais gagner la capacité Ponction.~</text:p>
      <text:p text:style-name="P27">@1059 = ~Je voudrais gagner la capacité Chant dweomérique.~</text:p>
      <text:p text:style-name="P17">@1060 = ~Je voudrais gagner la capacité Fantastique triade de Mazaron.~</text:p>
      <text:p text:style-name="P17">@1061 = ~Je voudrais gagner la capacité Boucliers anti-attaques.~</text:p>
      <text:p text:style-name="P20"><text:span text:style-name="T12">@1062 = ~Je voudrais gagner la capacité </text:span>Protecteur chaotique de Carlini.~</text:p>
      <text:p text:style-name="P27"><text:soft-page-break/>@1063 = ~Je voudrais gagner la capacité Vulnérabilité aux armes.~</text:p>
      <text:p text:style-name="P8">@1064 = ~Je voudrais gagner la capacité Conversion magique d'Alabastine.~</text:p>
      <text:p text:style-name="P2"><text:span text:style-name="T2">@1065 = ~Je voudrais gagner la capacité </text:span><text:span text:style-name="T7">Fureur combative.~</text:span></text:p>
      <text:p text:style-name="P2"><text:span text:style-name="T2">@1066 = ~Je voudrais gagner la capacité </text:span>Porte vers l'Interplan.~</text:p>
      <text:p text:style-name="P8">@1067 = ~Je voudrais gagner la capacité Scion de la Flamme.~</text:p>
      <text:p text:style-name="P8">@1068 = ~Je voudrais gagner la capacité Sang bouillonnan.~</text:p>
      <text:p text:style-name="P30"><text:span text:style-name="T9">@1069 = ~Je voudrais gagner la capacité </text:span><text:span text:style-name="T7">Mémorisation selon Déorie.~</text:span></text:p>
      <text:p text:style-name="P8">@1070 = ~Je voudrais gagner la capacité Chaos tranchant de Keleg-Ze.~</text:p>
      <text:p text:style-name="P8">@1071 = ~Je voudrais gagner la capacité Volée de projectiles chromatiques.~</text:p>
      <text:p text:style-name="P8">@1072 = ~Je voudrais gagner la capacité Corps souverain.~</text:p>
      <text:p text:style-name="P17">@1073 = ~Je voudrais gagner la capacité Morsure du froid.~</text:p>
      <text:p text:style-name="P8">@1074 = ~Je voudrais gagner la capacité Armure anti-chocs.~</text:p>
      <text:p text:style-name="P26">@1075 = ~Je voudrais gagner la capacité Innommable beauté.~</text:p>
      <text:p text:style-name="P26">@1076 = ~Je voudrais gagner la capacité Chaussons magiques de Gilipur.~</text:p>
      <text:p text:style-name="P26">@1077 = ~Je voudrais gagner la capacité Métamorphose de familier.~</text:p>
      <text:p text:style-name="P26">@1078 = ~Je voudrais gagner la capacité Éclats de glace.~</text:p>
      <text:p text:style-name="P8">@1079 = ~Je voudrais gagner la capacité Lamétoile.~</text:p>
      <text:p text:style-name="P2"><text:span text:style-name="T2">@1080 = ~Je voudrais gagner la capacité </text:span><text:span text:style-name="T6">Rappel anarchique de Déorie.~</text:span></text:p>
      <text:p text:style-name="P2"><text:span text:style-name="T2">@1081 = ~Je voudrais gagner la capacité </text:span><text:span text:style-name="T6">Affliction.~</text:span></text:p>
      <text:p text:style-name="P2"><text:span text:style-name="T2">@1082 = ~Je voudrais gagner la capacité </text:span><text:span text:style-name="T6">Flèche magique de Salyvia.~</text:span></text:p>
      <text:p text:style-name="P10"><text:span text:style-name="T8">@1083 = ~Je voudrais gagner la capacité </text:span>Enchantement d'arme majeur.~</text:p>
      <text:p text:style-name="P8">@1084 = ~Je voudrais gagner la capacité Projectile Arc-en-ciel.~</text:p>
      <text:p text:style-name="P27">@1085 = ~Je voudrais gagner la capacité Forme du feu.~</text:p>
      <text:p text:style-name="P8">@1086 = ~Je voudrais gagner la capacité Toile électrique.~</text:p>
      <text:p text:style-name="P12"><text:span text:style-name="T9">@1087 = ~Je voudrais gagner la capacité </text:span>Missile tueur de dragon de Ralorn.~</text:p>
      <text:p text:style-name="P26">@1088 = ~Je voudrais gagner la capacité Orbe de glace.~</text:p>
      <text:p text:style-name="P26">@1089 = ~Je voudrais gagner la capacité Sphère antimagique.~</text:p>
      <text:p text:style-name="P26">@1090 = ~Je voudrais gagner la capacité Allié imagé.~</text:p>
      <text:p text:style-name="P8">@1091 = ~Je voudrais gagner la capacité Purge de la magie.~</text:p>
      <text:p text:style-name="P8">@1092 = ~Je voudrais gagner la capacité Connexion à la Nature.~</text:p>
      <text:p text:style-name="P27">@1093 = ~Je voudrais gagner la capacité Amélioration de Troupes selon Achi.~</text:p>
      <text:p text:style-name="P27">@1094 = ~Je voudrais gagner la capacité Animation d'air.~</text:p>
      <text:p text:style-name="P27"><text:soft-page-break/>@1095 = ~Je voudrais gagner la capacité Mémorisation majeure selon Déorie.~</text:p>
      <text:p text:style-name="P17">@1096 = ~Je voudrais gagner la capacité Création de minion explosif.~</text:p>
      <text:p text:style-name="P8">@1097 = ~Je voudrais gagner la capacité Oeil sorcier.~</text:p>
      <text:p text:style-name="P24"><text:span text:style-name="T4">@1098 = ~Je voudrais gagner la capacité </text:span><text:span text:style-name="T17">Nuage tueur de troll.~</text:span></text:p>
      <text:p text:style-name="P25">@1099 = ~Je voudrais gagner la capacité Morts en marche.~</text:p>
      <text:p text:style-name="P4"><text:span text:style-name="T1">@1100 = ~Je voudrais gagner la capacité </text:span>Souffle de Porphatys.~</text:p>
      <text:p text:style-name="P25">@1101 = ~Je voudrais gagner la capacité Frappe de l'assassin.~</text:p>
      <text:p text:style-name="P17">@1102 = ~Je voudrais gagner la capacité Bras de foudre.~</text:p>
      <text:p text:style-name="P18"><text:span text:style-name="T8">@1103 = ~Je voudrais gagner la capacité </text:span>Téléportations explosives.~</text:p>
      <text:p text:style-name="P17">@1104 = ~Je voudrais gagner la capacité <text:span text:style-name="T18">Discret Massacreur de Korrelo.~</text:span></text:p>
      <text:p text:style-name="P17">@1105 = ~Je voudrais gagner la capacité Rage de masse.~</text:p>
      <text:p text:style-name="P8">@1106 = ~Je voudrais gagner la capacité Combustion spontanée résonante.~</text:p>
      <text:p text:style-name="P8">@1107 = ~Je voudrais gagner la capacité Appel du feu.~</text:p>
      <text:p text:style-name="P8">@1108 = ~Je voudrais gagner la capacité Décharges vengeresses de Keleg-Ze.~</text:p>
      <text:p text:style-name="P5"><text:span text:style-name="Q"><text:span text:style-name="T3">@1109 = ~Je voudrais gagner la capacité Invocation arachnéenne.~</text:span></text:span></text:p>
      <text:p text:style-name="P19"><text:span text:style-name="T2">@1110 = ~Je voudrais gagner la capacité </text:span><text:span text:style-name="T7">Sphère foudroyante de Keleg-Ze.~</text:span></text:p>
      <text:p text:style-name="P21"><text:span text:style-name="T13">@1111 = ~Je voudrais gagner la capacité </text:span><text:span text:style-name="T8">Formidable </text:span><text:span text:style-name="T13">Tétrade de Mazaron.~</text:span></text:p>
      <text:p text:style-name="P17">@1112 = ~Je voudrais gagner la capacité Création de mage spectral.~</text:p>
      <text:p text:style-name="P2"><text:span text:style-name="T2">@1113 = ~Je voudrais gagner la capacité </text:span>Assaut d’énergie.~</text:p>
      <text:p text:style-name="P6"><text:span text:style-name="T5">@1114 = ~Je voudrais gagner la capacité </text:span><text:span text:style-name="T17">Oblitération.~</text:span></text:p>
      <text:p text:style-name="P8">@1115 = ~Je voudrais gagner la capacité Soleil ardent.~</text:p>
      <text:p text:style-name="P25">@1116 = ~Je voudrais gagner la capacité Danse de l'acier.~</text:p>
      <text:p text:style-name="P13"><text:span text:style-name="T10">@1117 = ~Je voudrais gagner la capacité </text:span><text:span text:style-name="T17">Canon magique majeur.~</text:span></text:p>
      <text:p text:style-name="P14"><text:span text:style-name="T11">@1118 = ~Je voudrais gagner la capacité </text:span><text:span text:style-name="T17">Nuage de frénésie bestiale.~</text:span></text:p>
      <text:p text:style-name="P25">@1119 = ~Je voudrais gagner la capacité Harna de guerre d'Agenor Parcilofan.~</text:p>
      <text:p text:style-name="P22"><text:span text:style-name="T2">@1120 = ~Je voudrais gagner la capacité </text:span><text:span text:style-name="T6">Contrôle du temps.~</text:span></text:p>
      <text:p text:style-name="P25">@1121 = ~Je voudrais gagner la capacité Conversion magique majeure.~</text:p>
      <text:p text:style-name="P24"><text:span text:style-name="T4">@1122 = ~Je voudrais gagner la capacité Main du Diable.~<text:tab/><text:tab/><text:tab/><text:tab/></text:span><text:tab/><text:tab/></text:p>
      <text:p text:style-name="P8">@1123 = ~Je voudrais gagner la capacité Toucher des Abysses.~</text:p>
      <text:p text:style-name="P25">@1124 = ~Je voudrais gagner la capacité Globe d'invulnérabilité féerique.~</text:p>
      <text:p text:style-name="P8">@1125 = ~Je voudrais gagner la capacité Eau de vie.~</text:p>
      <text:p text:style-name="P8">@1126 = ~Je voudrais gagner la capacité Convergence fantastique.~</text:p>
      <text:p text:style-name="P8"><text:soft-page-break/>@1127 = ~Je voudrais gagner la capacité Bombardement.~</text:p>
      <text:p text:style-name="P25">@1128 = ~Je voudrais gagner la capacité Fusionneur dwéomérique d'Alabastine.~</text:p>
      <text:p text:style-name="P25">@1129 = ~Je voudrais gagner la capacité Dweomer universel de Pragadon.~</text:p>
      <text:p text:style-name="P25">@1130 = ~Je voudrais gagner la capacité Tueurs de l'ombre.~</text:p>
      <text:p text:style-name="P17">@1131 = ~Je voudrais gagner la capacité Garde du corps aérien.~</text:p>
      <text:p text:style-name="P17"/>
      <text:p text:style-name="P17">@2001 = ~Je voudrais gagner la capacité Courbespace.~</text:p>
      <text:p text:style-name="P17">@2011 = ~Je voudrais gagner la capacité Poing de pierre.~</text:p>
      <text:p text:style-name="P17">@2012 = ~Je voudrais gagner la capacité Couteau de glace.~</text:p>
      <text:p text:style-name="P17">@2021 = ~Je voudrais gagner la capacité Éclair mineur.~</text:p>
      <text:p text:style-name="P17">@2022 = ~Je voudrais gagner la capacité Combustion.~</text:p>
      <text:p text:style-name="P17">@2031 = ~Je voudrais gagner la capacité Transformation d'un caillou en rocher.~</text:p>
      <text:p text:style-name="P17">@2051 = ~Je voudrais gagner la capacité Télékinésie.~</text:p>
      <text:p text:style-name="P17">@2081 = ~Je voudrais gagner la capacité Tempête télékinétique.~</text:p>
      <text:p text:style-name="P17">@2091 = ~Je voudrais gagner la capacité Tempête d'éclairs.~</text:p>
      <text:p text:style-name="P17">@2092 = ~Je voudrais gagner la capacité Rayon de givre de Veridon.~</text:p>
      <text:p text:style-name="P17">@2093 = ~Je voudrais gagner la capacité Création de squelette de garde.~</text:p>
      <text:p text:style-name="P17"/>
      <text:p text:style-name="P17">@3011 = ~Je voudrais gagner la capacité Repli expéditif.~</text:p>
      <text:p text:style-name="P17">@3021 = ~Je voudrais gagner la capacité Nuée de boules de neige de Snilloc.~</text:p>
      <text:p text:style-name="P17">@3022 = ~Je voudrais gagner la capacité Bâton décuplé.~</text:p>
      <text:p text:style-name="P17">@3023 = ~Je voudrais gagner la capacité Grâce féline.~</text:p>
      <text:p text:style-name="P17">@3031 = ~Je voudrais gagner la capacité Lance de glace.~</text:p>
      <text:p text:style-name="P17">@3032 = ~Je voudrais gagner la capacité Lance de destruction.~</text:p>
      <text:p text:style-name="P17">@3041 = ~Je voudrais gagner la capacité Sang brûlant de Beltyn.~</text:p>
      <text:p text:style-name="P17">@3042 = ~Je voudrais gagner la capacité Émotion, courage.~</text:p>
      <text:p text:style-name="P17">@3043 = ~Je voudrais gagner la capacité Émotion, espoir.~</text:p>
      <text:p text:style-name="P17">@3044 = ~Je voudrais gagner la capacité Émotion, terreur.~</text:p>
      <text:p text:style-name="P17">@3045 = ~Je voudrais gagner la capacité Projectiles de force de Mordenkainen.~</text:p>
      <text:p text:style-name="P17">@3046 = ~Je voudrais gagner la capacité Cri.~</text:p>
      <text:p text:style-name="P17">@3047 = ~Je voudrais gagner la capacité Sphère acide.~</text:p>
      <text:p text:style-name="P17">@3048 = ~Je voudrais gagner la capacité Monstres d'ombre.~</text:p>
      <text:p text:style-name="P17"><text:soft-page-break/>@3051 = ~Je voudrais gagner la capacité Linceul de flammes.~</text:p>
      <text:p text:style-name="P17">@3052 = ~Je voudrais gagner la capacité Convocation d'ombres.~</text:p>
      <text:p text:style-name="P17">@3053 = ~Je voudrais gagner la capacité Conjuration d'élémentaire d'eau mineur.~</text:p>
      <text:p text:style-name="P17">@3054 = ~Je voudrais gagner la capacité Demi-ombres.~</text:p>
      <text:p text:style-name="P17">@3061 = ~Je voudrais gagner la capacité Sphère glaciale d'Otiluke.~</text:p>
      <text:p text:style-name="P17">@3062 = ~Je voudrais gagner la capacité Dards d'os.~ </text:p>
      <text:p text:style-name="P17">@3063 = ~Je voudrais gagner la capacité Destruction d'Ãme.~</text:p>
      <text:p text:style-name="P17">@3064 = ~Je voudrais gagner la capacité Résistance de troll.~</text:p>
      <text:p text:style-name="P17">@3065 = ~Je voudrais gagner la capacité Coquille antimagique.~</text:p>
      <text:p text:style-name="P17">@3066 = ~Je voudrais gagner la capacité Toucher de la liche.~</text:p>
      <text:p text:style-name="P17">@3067 = ~Je voudrais gagner la capacité Reflets.~</text:p>
      <text:p text:style-name="P17">@3068 = ~Je voudrais gagner la capacité Conjuration d'élémentaire d'eau.~</text:p>
      <text:p text:style-name="P17">@3071 = ~Je voudrais gagner la capacité Tempête acide.~</text:p>
      <text:p text:style-name="P17">@3072 = ~Je voudrais gagner la capacité Suffocation.~</text:p>
      <text:p text:style-name="P17">@3073 = ~Je voudrais gagner la capacité Convocation de monstres V.~</text:p>
      <text:p text:style-name="P17">@3074 = ~Je voudrais gagner la capacité Lame de force de Mordenkainen.~</text:p>
      <text:p text:style-name="P17">@3075 = ~Je voudrais gagner la capacité Rage de Malavon.~</text:p>
      <text:p text:style-name="P17">@3076 = ~Je voudrais gagner la capacité Cercle d'yeux.~</text:p>
      <text:p text:style-name="P17">@3081 = ~Je voudrais gagner la capacité Esprit impénétrable.~</text:p>
      <text:p text:style-name="P17">@3082 = ~Je voudrais gagner la capacité Grand cri.~</text:p>
      <text:p text:style-name="P17">@3083 = ~Je voudrais gagner la capacité Corps de fer.~</text:p>
      <text:p text:style-name="P17">@3084 = ~Je voudrais gagner la capacité Convocation de monstres VI.~</text:p>
      <text:p text:style-name="P17">@3091 = ~Je voudrais gagner la capacité Convocation de monstres V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H33M49S</meta:editing-duration>
    <meta:editing-cycles>49</meta:editing-cycles>
    <meta:generator>OpenOffice/4.1.14$Win32 OpenOffice.org_project/4114m1$Build-9811</meta:generator>
    <dc:date>2025-04-19T22:30:28.01</dc:date>
    <meta:document-statistic meta:table-count="0" meta:image-count="0" meta:object-count="0" meta:page-count="14" meta:paragraph-count="407" meta:word-count="4604" meta:character-count="27782"/>
    <meta:user-defined meta:name="Info 1"/>
    <meta:user-defined meta:name="Info 2"/>
    <meta:user-defined meta:name="Info 3"/>
    <meta:user-defined meta:name="Info 4"/>
  </office:meta>
</office:document-meta>
</file>